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5458b" officeooo:paragraph-rsid="0015458b" style:font-size-asian="31.5pt" style:font-size-complex="36pt"/>
    </style:style>
    <style:style style:name="P2" style:family="paragraph" style:parent-style-name="Standard">
      <style:text-properties fo:font-size="26pt" officeooo:rsid="0015458b" officeooo:paragraph-rsid="0015458b" style:font-size-asian="22.75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– VERSION CONTROL SYSTEM.</text:p>
      <text:p text:style-name="P2"/>
      <text:p text:style-name="P2">-- Keeping all modified versions as history for future.</text:p>
      <text:p text:style-name="P2">--Alternatives---&gt;Mercurial,SVN,TFS,Bit bucket.</text:p>
      <text:p text:style-name="P2">-- open source,distributed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09:28:23.964671736</meta:creation-date>
    <dc:date>2023-02-03T18:47:08.731079184</dc:date>
    <meta:editing-duration>PT9H8M34S</meta:editing-duration>
    <meta:editing-cycles>1</meta:editing-cycles>
    <meta:document-statistic meta:table-count="0" meta:image-count="0" meta:object-count="0" meta:page-count="1" meta:paragraph-count="4" meta:word-count="21" meta:character-count="163" meta:non-whitespace-character-count="146"/>
    <meta:generator>LibreOffice/6.4.7.2$Linux_X86_64 LibreOffice_project/40$Build-2</meta:generator>
  </office:meta>
</office:document-meta>
</file>